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Estremità_20_linea_20_1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width="0.1cm" draw:marker-start="Estremità_20_linea_20_1" draw:marker-start-width="0.35cm" draw:marker-end="Estremità_20_linea_20_2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start="" draw:marker-end="Estremità_20_linea_20_2" draw:fill="none"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09cm"/>
    </style:style>
    <style:style style:name="gr6" style:family="graphic" style:parent-style-name="standard">
      <style:graphic-properties draw:stroke="none" svg:stroke-color="#000000" draw:fill="none" draw:fill-color="#ffffff" fo:min-height="0.876cm"/>
    </style:style>
    <style:style style:name="gr7" style:family="graphic" style:parent-style-name="standard">
      <style:graphic-properties draw:stroke="none" svg:stroke-color="#000000" draw:fill="none" draw:fill-color="#ffffff" fo:min-height="0.877cm"/>
    </style:style>
    <style:style style:name="gr8" style:family="graphic" style:parent-style-name="standard">
      <style:graphic-properties draw:marker-start="Estremità_20_linea_20_1" draw:fill="none" draw:fill-color="#e6e6e6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65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2.124cm" svg:y1="10.522cm" svg:x2="6.058cm" svg:y2="5.761cm">
          <text:p/>
        </draw:line>
        <draw:polygon draw:style-name="gr2" draw:text-style-name="P1" draw:layer="layout" svg:width="14.049cm" svg:height="6.924cm" svg:x="1.45cm" svg:y="3.857cm" svg:viewBox="0 0 14050 6925" draw:points="0,1299 4496,0 14050,3463 9554,6925">
          <text:p/>
        </draw:polygon>
        <draw:line draw:style-name="gr1" draw:text-style-name="P1" draw:layer="layout" svg:x1="6.058cm" svg:y1="5.761cm" svg:x2="9.992cm" svg:y2="1cm">
          <text:p/>
        </draw:line>
        <draw:line draw:style-name="gr3" draw:text-style-name="P1" draw:layer="layout" svg:x1="6.058cm" svg:y1="5.502cm" svg:x2="9.43cm" svg:y2="8.965cm">
          <text:p/>
        </draw:line>
        <draw:line draw:style-name="gr3" draw:text-style-name="P1" draw:layer="layout" svg:x1="5.946cm" svg:y1="5.589cm" svg:x2="11.679cm" svg:y2="6.628cm">
          <text:p/>
        </draw:line>
        <draw:path draw:style-name="gr4" draw:text-style-name="P1" draw:layer="layout" svg:width="2.692cm" svg:height="0.597cm" draw:transform="skewX (-0.22113321622764) rotate (0.896226570898919) translate (9.76744186046512cm 8.87782496664528cm)" svg:viewBox="0 0 2693 598" svg:d="m0 26346c1317 1180 2693 248 2693 248">
          <text:p/>
        </draw:path>
        <draw:frame draw:style-name="gr5" draw:layer="layout" svg:width="1.123cm" svg:height="1.359cm" svg:x="4.674cm" svg:y="5.088cm">
          <draw:text-box>
            <text:p>P</text:p>
          </draw:text-box>
        </draw:frame>
        <draw:frame draw:style-name="gr6" draw:layer="layout" svg:width="1.125cm" svg:height="1.126cm" svg:x="9.992cm" svg:y="9.008cm">
          <draw:text-box>
            <text:p>P</text:p>
          </draw:text-box>
        </draw:frame>
        <draw:frame draw:style-name="gr7" draw:layer="layout" svg:width="1.686cm" svg:height="1.127cm" svg:x="12.241cm" svg:y="6.41cm">
          <draw:text-box>
            <text:p>P'</text:p>
          </draw:text-box>
        </draw:frame>
        <draw:frame draw:style-name="gr6" draw:layer="layout" svg:width="1.686cm" svg:height="1.126cm" svg:x="5.01cm" svg:y="5.348cm">
          <draw:text-box>
            <text:p>*</text:p>
          </draw:text-box>
        </draw:frame>
        <draw:frame draw:style-name="gr7" draw:layer="layout" svg:width="1.124cm" svg:height="1.127cm" svg:x="1cm" svg:y="9.873cm">
          <draw:text-box>
            <text:p>O</text:p>
          </draw:text-box>
        </draw:frame>
        <draw:line draw:style-name="gr8" draw:text-style-name="P1" draw:layer="layout" svg:x1="9.992cm" svg:y1="9.224cm" svg:x2="9.992cm" svg:y2="9.224cm">
          <text:p/>
        </draw:line>
        <draw:line draw:style-name="gr8" draw:text-style-name="P1" draw:layer="layout" svg:x1="12.241cm" svg:y1="6.627cm" svg:x2="12.241cm" svg:y2="6.627cm">
          <text:p/>
        </draw:line>
        <draw:frame draw:style-name="gr9" draw:layer="layout" svg:width="2.247cm" svg:height="1.515cm" svg:x="7.745cm" svg:y="6.194cm">
          <draw:text-box>
            <text:p><text:span text:style-name="T1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Estremità_20_linea_20_1" draw:display-name="Estremità linea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Estremità_20_linea_20_2" draw:display-name="Estremità linea 2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shi </meta:initial-creator>
    <meta:creation-date>2010-10-12T10:12:59</meta:creation-date>
    <dc:date>2010-10-12T10:28:27</dc:date>
    <dc:creator>Toshi </dc:creator>
    <meta:editing-duration>PT00H14M04S</meta:editing-duration>
    <meta:editing-cycles>3</meta:editing-cycles>
    <meta:generator>OpenOffice.org/3.2$Linux OpenOffice.org_project/320m12$Build-9483</meta:generator>
    <meta:document-statistic meta:object-count="14"/>
  </office:meta>
</office:document-meta>
</file>